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J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J1007+5802</text:p>
          </table:table-cell>
          <table:table-cell office:value-type="float" office:value="151.85367" calcext:value-type="float">
            <text:p>151.85367</text:p>
          </table:table-cell>
          <table:table-cell office:value-type="float" office:value="58.03429" calcext:value-type="float">
            <text:p>58.03429</text:p>
          </table:table-cell>
        </table:table-row>
        <table:table-row table:style-name="ro1">
          <table:table-cell office:value-type="string" calcext:value-type="string">
            <text:p>J1413+3947</text:p>
          </table:table-cell>
          <table:table-cell office:value-type="float" office:value="213.25162" calcext:value-type="float">
            <text:p>213.25162</text:p>
          </table:table-cell>
          <table:table-cell office:value-type="float" office:value="39.79588" calcext:value-type="float">
            <text:p>39.79588</text:p>
          </table:table-cell>
        </table:table-row>
        <table:table-row table:style-name="ro1">
          <table:table-cell office:value-type="string" calcext:value-type="string">
            <text:p>J1246+2245</text:p>
          </table:table-cell>
          <table:table-cell office:value-type="float" office:value="191.69463" calcext:value-type="float">
            <text:p>191.69463</text:p>
          </table:table-cell>
          <table:table-cell office:value-type="float" office:value="22.76153" calcext:value-type="float">
            <text:p>22.76153</text:p>
          </table:table-cell>
        </table:table-row>
        <table:table-row table:style-name="ro1">
          <table:table-cell office:value-type="string" calcext:value-type="string">
            <text:p>J1642+1848</text:p>
          </table:table-cell>
          <table:table-cell office:value-type="float" office:value="250.53604" calcext:value-type="float">
            <text:p>250.53604</text:p>
          </table:table-cell>
          <table:table-cell office:value-type="float" office:value="18.81644" calcext:value-type="float">
            <text:p>18.81644</text:p>
          </table:table-cell>
        </table:table-row>
        <table:table-row table:style-name="ro1">
          <table:table-cell office:value-type="string" calcext:value-type="string">
            <text:p>J1416+6205</text:p>
          </table:table-cell>
          <table:table-cell office:value-type="float" office:value="214.01341" calcext:value-type="float">
            <text:p>214.01341</text:p>
          </table:table-cell>
          <table:table-cell office:value-type="float" office:value="62.08898" calcext:value-type="float">
            <text:p>62.08898</text:p>
          </table:table-cell>
        </table:table-row>
        <table:table-row table:style-name="ro1">
          <table:table-cell office:value-type="string" calcext:value-type="string">
            <text:p>J1558+1304</text:p>
          </table:table-cell>
          <table:table-cell office:value-type="float" office:value="239.6418333" calcext:value-type="float">
            <text:p>239.6418333</text:p>
          </table:table-cell>
          <table:table-cell office:value-type="float" office:value="13.07116389" calcext:value-type="float">
            <text:p>13.07116389</text:p>
          </table:table-cell>
        </table:table-row>
        <table:table-row table:style-name="ro1">
          <table:table-cell office:value-type="string" calcext:value-type="string">
            <text:p>J1635+2547</text:p>
          </table:table-cell>
          <table:table-cell office:value-type="float" office:value="248.9356" calcext:value-type="float">
            <text:p>248.9356</text:p>
          </table:table-cell>
          <table:table-cell office:value-type="float" office:value="25.79693" calcext:value-type="float">
            <text:p>25.79693</text:p>
          </table:table-cell>
        </table:table-row>
        <table:table-row table:style-name="ro1">
          <table:table-cell office:value-type="string" calcext:value-type="string">
            <text:p>J0912+5650</text:p>
          </table:table-cell>
          <table:table-cell office:value-type="float" office:value="138.03231" calcext:value-type="float">
            <text:p>138.03231</text:p>
          </table:table-cell>
          <table:table-cell office:value-type="float" office:value="56.84333" calcext:value-type="float">
            <text:p>56.84333</text:p>
          </table:table-cell>
        </table:table-row>
        <table:table-row table:style-name="ro1">
          <table:table-cell office:value-type="string" calcext:value-type="string">
            <text:p>J1002+1916</text:p>
          </table:table-cell>
          <table:table-cell office:value-type="float" office:value="150.65282" calcext:value-type="float">
            <text:p>150.65282</text:p>
          </table:table-cell>
          <table:table-cell office:value-type="float" office:value="19.26906" calcext:value-type="float">
            <text:p>19.26906</text:p>
          </table:table-cell>
        </table:table-row>
        <table:table-row table:style-name="ro1">
          <table:table-cell office:value-type="string" calcext:value-type="string">
            <text:p>J1401+4355</text:p>
          </table:table-cell>
          <table:table-cell office:value-type="float" office:value="210.3250792" calcext:value-type="float">
            <text:p>210.3250792</text:p>
          </table:table-cell>
          <table:table-cell office:value-type="float" office:value="43.92756667" calcext:value-type="float">
            <text:p>43.92756667</text:p>
          </table:table-cell>
        </table:table-row>
        <table:table-row table:style-name="ro1">
          <table:table-cell office:value-type="string" calcext:value-type="string">
            <text:p>J1612+2029</text:p>
          </table:table-cell>
          <table:table-cell office:value-type="float" office:value="243.2486958" calcext:value-type="float">
            <text:p>243.2486958</text:p>
          </table:table-cell>
          <table:table-cell office:value-type="float" office:value="20.487675" calcext:value-type="float">
            <text:p>20.487675</text:p>
          </table:table-cell>
        </table:table-row>
        <table:table-row table:style-name="ro1">
          <table:table-cell office:value-type="string" calcext:value-type="string">
            <text:p>J1548+1935</text:p>
          </table:table-cell>
          <table:table-cell office:value-type="float" office:value="237.1790208" calcext:value-type="float">
            <text:p>237.1790208</text:p>
          </table:table-cell>
          <table:table-cell office:value-type="float" office:value="19.59152222" calcext:value-type="float">
            <text:p>19.59152222</text:p>
          </table:table-cell>
        </table:table-row>
        <table:table-row table:style-name="ro1">
          <table:table-cell office:value-type="string" calcext:value-type="string">
            <text:p>J1627+4120</text:p>
          </table:table-cell>
          <table:table-cell office:value-type="float" office:value="246.84575" calcext:value-type="float">
            <text:p>246.84575</text:p>
          </table:table-cell>
          <table:table-cell office:value-type="float" office:value="41.34994" calcext:value-type="float">
            <text:p>41.34994</text:p>
          </table:table-cell>
        </table:table-row>
        <table:table-row table:style-name="ro1">
          <table:table-cell office:value-type="string" calcext:value-type="string">
            <text:p>J0740+3756</text:p>
          </table:table-cell>
          <table:table-cell office:value-type="float" office:value="115.09448" calcext:value-type="float">
            <text:p>115.09448</text:p>
          </table:table-cell>
          <table:table-cell office:value-type="float" office:value="37.93437" calcext:value-type="float">
            <text:p>37.93437</text:p>
          </table:table-cell>
        </table:table-row>
        <table:table-row table:style-name="ro1">
          <table:table-cell office:value-type="string" calcext:value-type="string">
            <text:p>J1253+4633</text:p>
          </table:table-cell>
          <table:table-cell office:value-type="float" office:value="193.33505" calcext:value-type="float">
            <text:p>193.33505</text:p>
          </table:table-cell>
          <table:table-cell office:value-type="float" office:value="46.56391" calcext:value-type="float">
            <text:p>46.56391</text:p>
          </table:table-cell>
        </table:table-row>
        <table:table-row table:style-name="ro1">
          <table:table-cell office:value-type="string" calcext:value-type="string">
            <text:p>J1214+1631</text:p>
          </table:table-cell>
          <table:table-cell office:value-type="float" office:value="183.56074" calcext:value-type="float">
            <text:p>183.56074</text:p>
          </table:table-cell>
          <table:table-cell office:value-type="float" office:value="16.53188" calcext:value-type="float">
            <text:p>16.53188</text:p>
          </table:table-cell>
        </table:table-row>
        <table:table-row table:style-name="ro1">
          <table:table-cell office:value-type="string" calcext:value-type="string">
            <text:p>J0930+1859</text:p>
          </table:table-cell>
          <table:table-cell office:value-type="float" office:value="142.67162" calcext:value-type="float">
            <text:p>142.67162</text:p>
          </table:table-cell>
          <table:table-cell office:value-type="float" office:value="18.9997" calcext:value-type="float">
            <text:p>18.9997</text:p>
          </table:table-cell>
        </table:table-row>
        <table:table-row table:style-name="ro1">
          <table:table-cell office:value-type="string" calcext:value-type="string">
            <text:p>J1643+1235</text:p>
          </table:table-cell>
          <table:table-cell office:value-type="float" office:value="250.82438" calcext:value-type="float">
            <text:p>250.82438</text:p>
          </table:table-cell>
          <table:table-cell office:value-type="float" office:value="12.58614" calcext:value-type="float">
            <text:p>12.58614</text:p>
          </table:table-cell>
        </table:table-row>
        <table:table-row table:style-name="ro1">
          <table:table-cell office:value-type="string" calcext:value-type="string">
            <text:p>J1553+1401</text:p>
          </table:table-cell>
          <table:table-cell office:value-type="float" office:value="238.2712333" calcext:value-type="float">
            <text:p>238.2712333</text:p>
          </table:table-cell>
          <table:table-cell office:value-type="float" office:value="14.02271667" calcext:value-type="float">
            <text:p>14.02271667</text:p>
          </table:table-cell>
        </table:table-row>
        <table:table-row table:style-name="ro1">
          <table:table-cell office:value-type="string" calcext:value-type="string">
            <text:p>J0903+6228</text:p>
          </table:table-cell>
          <table:table-cell office:value-type="float" office:value="135.96504" calcext:value-type="float">
            <text:p>135.96504</text:p>
          </table:table-cell>
          <table:table-cell office:value-type="float" office:value="62.47173" calcext:value-type="float">
            <text:p>62.47173</text:p>
          </table:table-cell>
        </table:table-row>
        <table:table-row table:style-name="ro1">
          <table:table-cell office:value-type="string" calcext:value-type="string">
            <text:p>J1313+3601</text:p>
          </table:table-cell>
          <table:table-cell office:value-type="float" office:value="198.3229208" calcext:value-type="float">
            <text:p>198.3229208</text:p>
          </table:table-cell>
          <table:table-cell office:value-type="float" office:value="36.02360833" calcext:value-type="float">
            <text:p>36.02360833</text:p>
          </table:table-cell>
        </table:table-row>
        <table:table-row table:style-name="ro1">
          <table:table-cell office:value-type="string" calcext:value-type="string">
            <text:p>J1411+0042</text:p>
          </table:table-cell>
          <table:table-cell office:value-type="float" office:value="212.848125" calcext:value-type="float">
            <text:p>212.848125</text:p>
          </table:table-cell>
          <table:table-cell office:value-type="float" office:value="0.7101388889" calcext:value-type="float">
            <text:p>0.7101388889</text:p>
          </table:table-cell>
        </table:table-row>
        <table:table-row table:style-name="ro1">
          <table:table-cell office:value-type="string" calcext:value-type="string">
            <text:p>J0945+1726</text:p>
          </table:table-cell>
          <table:table-cell office:value-type="float" office:value="146.2814083" calcext:value-type="float">
            <text:p>146.2814083</text:p>
          </table:table-cell>
          <table:table-cell office:value-type="float" office:value="17.43557778" calcext:value-type="float">
            <text:p>17.43557778</text:p>
          </table:table-cell>
        </table:table-row>
        <table:table-row table:style-name="ro1">
          <table:table-cell office:value-type="string" calcext:value-type="string">
            <text:p>J1117+1504</text:p>
          </table:table-cell>
          <table:table-cell office:value-type="float" office:value="169.32438" calcext:value-type="float">
            <text:p>169.32438</text:p>
          </table:table-cell>
          <table:table-cell office:value-type="float" office:value="15.06705" calcext:value-type="float">
            <text:p>15.06705</text:p>
          </table:table-cell>
        </table:table-row>
        <table:table-row table:style-name="ro1">
          <table:table-cell office:value-type="string" calcext:value-type="string">
            <text:p>J1344+2852</text:p>
          </table:table-cell>
          <table:table-cell office:value-type="float" office:value="206.06003" calcext:value-type="float">
            <text:p>206.06003</text:p>
          </table:table-cell>
          <table:table-cell office:value-type="float" office:value="28.87654" calcext:value-type="float">
            <text:p>28.87654</text:p>
          </table:table-cell>
        </table:table-row>
        <table:table-row table:style-name="ro1">
          <table:table-cell office:value-type="string" calcext:value-type="string">
            <text:p>J1119+5204</text:p>
          </table:table-cell>
          <table:table-cell office:value-type="float" office:value="169.8713" calcext:value-type="float">
            <text:p>169.8713</text:p>
          </table:table-cell>
          <table:table-cell office:value-type="float" office:value="52.06869722" calcext:value-type="float">
            <text:p>52.06869722</text:p>
          </table:table-cell>
        </table:table-row>
        <table:table-row table:style-name="ro1">
          <table:table-cell office:value-type="string" calcext:value-type="string">
            <text:p>J1350+1740</text:p>
          </table:table-cell>
          <table:table-cell office:value-type="float" office:value="207.6428625" calcext:value-type="float">
            <text:p>207.6428625</text:p>
          </table:table-cell>
          <table:table-cell office:value-type="float" office:value="17.67251389" calcext:value-type="float">
            <text:p>17.67251389</text:p>
          </table:table-cell>
        </table:table-row>
        <table:table-row table:style-name="ro1">
          <table:table-cell office:value-type="string" calcext:value-type="string">
            <text:p>J1238+5249</text:p>
          </table:table-cell>
          <table:table-cell office:value-type="float" office:value="189.70772" calcext:value-type="float">
            <text:p>189.70772</text:p>
          </table:table-cell>
          <table:table-cell office:value-type="float" office:value="52.82611" calcext:value-type="float">
            <text:p>52.82611</text:p>
          </table:table-cell>
        </table:table-row>
        <table:table-row table:style-name="ro1">
          <table:table-cell office:value-type="string" calcext:value-type="string">
            <text:p>J1049+6406</text:p>
          </table:table-cell>
          <table:table-cell office:value-type="float" office:value="162.38719" calcext:value-type="float">
            <text:p>162.38719</text:p>
          </table:table-cell>
          <table:table-cell office:value-type="float" office:value="64.11345" calcext:value-type="float">
            <text:p>64.11345</text:p>
          </table:table-cell>
        </table:table-row>
        <table:table-row table:style-name="ro1">
          <table:table-cell office:value-type="string" calcext:value-type="string">
            <text:p>J1137+5241</text:p>
          </table:table-cell>
          <table:table-cell office:value-type="float" office:value="174.2881375" calcext:value-type="float">
            <text:p>174.2881375</text:p>
          </table:table-cell>
          <table:table-cell office:value-type="float" office:value="52.69180833" calcext:value-type="float">
            <text:p>52.69180833</text:p>
          </table:table-cell>
        </table:table-row>
        <table:table-row table:style-name="ro1">
          <table:table-cell office:value-type="string" calcext:value-type="string">
            <text:p>J0744+1825</text:p>
          </table:table-cell>
          <table:table-cell office:value-type="float" office:value="116.107" calcext:value-type="float">
            <text:p>116.107</text:p>
          </table:table-cell>
          <table:table-cell office:value-type="float" office:value="18.42495" calcext:value-type="float">
            <text:p>18.42495</text:p>
          </table:table-cell>
        </table:table-row>
        <table:table-row table:style-name="ro1">
          <table:table-cell office:value-type="string" calcext:value-type="string">
            <text:p>J0804+1241</text:p>
          </table:table-cell>
          <table:table-cell office:value-type="float" office:value="121.06768" calcext:value-type="float">
            <text:p>121.06768</text:p>
          </table:table-cell>
          <table:table-cell office:value-type="float" office:value="12.69976" calcext:value-type="float">
            <text:p>12.69976</text:p>
          </table:table-cell>
        </table:table-row>
        <table:table-row table:style-name="ro1">
          <table:table-cell office:value-type="string" calcext:value-type="string">
            <text:p>J1207+1127</text:p>
          </table:table-cell>
          <table:table-cell office:value-type="float" office:value="181.94193" calcext:value-type="float">
            <text:p>181.94193</text:p>
          </table:table-cell>
          <table:table-cell office:value-type="float" office:value="11.46407" calcext:value-type="float">
            <text:p>11.46407</text:p>
          </table:table-cell>
        </table:table-row>
        <table:table-row table:style-name="ro1">
          <table:table-cell office:value-type="string" calcext:value-type="string">
            <text:p>J0829+1852</text:p>
          </table:table-cell>
          <table:table-cell office:value-type="float" office:value="127.4688417" calcext:value-type="float">
            <text:p>127.4688417</text:p>
          </table:table-cell>
          <table:table-cell office:value-type="float" office:value="18.88066111" calcext:value-type="float">
            <text:p>18.88066111</text:p>
          </table:table-cell>
        </table:table-row>
        <table:table-row table:style-name="ro1">
          <table:table-cell office:value-type="string" calcext:value-type="string">
            <text:p>J1010+1851</text:p>
          </table:table-cell>
          <table:table-cell office:value-type="float" office:value="152.60755" calcext:value-type="float">
            <text:p>152.60755</text:p>
          </table:table-cell>
          <table:table-cell office:value-type="float" office:value="18.86542" calcext:value-type="float">
            <text:p>18.86542</text:p>
          </table:table-cell>
        </table:table-row>
        <table:table-row table:style-name="ro1">
          <table:table-cell office:value-type="string" calcext:value-type="string">
            <text:p>J1512+1456</text:p>
          </table:table-cell>
          <table:table-cell office:value-type="float" office:value="228.1357125" calcext:value-type="float">
            <text:p>228.1357125</text:p>
          </table:table-cell>
          <table:table-cell office:value-type="float" office:value="14.94336944" calcext:value-type="float">
            <text:p>14.94336944</text:p>
          </table:table-cell>
        </table:table-row>
        <table:table-row table:style-name="ro1">
          <table:table-cell office:value-type="string" calcext:value-type="string">
            <text:p>J1305+1901</text:p>
          </table:table-cell>
          <table:table-cell office:value-type="float" office:value="196.44681" calcext:value-type="float">
            <text:p>196.44681</text:p>
          </table:table-cell>
          <table:table-cell office:value-type="float" office:value="19.02798" calcext:value-type="float">
            <text:p>19.02798</text:p>
          </table:table-cell>
        </table:table-row>
        <table:table-row table:style-name="ro1">
          <table:table-cell office:value-type="string" calcext:value-type="string">
            <text:p>J0954+0043</text:p>
          </table:table-cell>
          <table:table-cell office:value-type="float" office:value="148.59883" calcext:value-type="float">
            <text:p>148.59883</text:p>
          </table:table-cell>
          <table:table-cell office:value-type="float" office:value="0.73097" calcext:value-type="float">
            <text:p>0.73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22:41.695485782</meta:creation-date>
    <dc:date>2022-06-27T16:25:36.925555485</dc:date>
    <meta:editing-duration>PT2M55S</meta:editing-duration>
    <meta:editing-cycles>2</meta:editing-cycles>
    <meta:generator>LibreOffice/7.1.7.2$Linux_X86_64 LibreOffice_project/10$Build-2</meta:generator>
    <meta:document-statistic meta:table-count="1" meta:cell-count="117" meta:object-count="0"/>
  </office:meta>
</office:document-meta>
</file>